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gr1" style:family="graphic">
      <style:graphic-properties draw:textarea-horizontal-align="justify" draw:textarea-vertical-align="middle" draw:auto-grow-height="false" fo:min-height="3.969cm" fo:min-width="5.01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0" draw:name="Alakzat1" draw:style-name="gr1" draw:text-style-name="P1" svg:width="10.028cm" svg:height="7.938cm" svg:x="3.45cm" svg:y="5.971cm">
        <text:p text:style-name="P1">Align me!</text:p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18T13:28:56.095000000</dc:date>
    <meta:editing-duration>PT3M26S</meta:editing-duration>
    <meta:editing-cycles>4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